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3772" officeooo:paragraph-rsid="00033772"/>
    </style:style>
    <style:style style:name="P2" style:family="paragraph" style:parent-style-name="Text_20_body">
      <style:text-properties officeooo:rsid="00033772" officeooo:paragraph-rsid="00033772"/>
    </style:style>
    <style:style style:name="P3" style:family="paragraph" style:parent-style-name="Text_20_body" style:list-style-name="L1">
      <style:text-properties officeooo:rsid="00033772" officeooo:paragraph-rsid="00033772"/>
    </style:style>
    <style:style style:name="P4" style:family="paragraph" style:parent-style-name="Text_20_body" style:list-style-name="L1">
      <style:text-properties officeooo:rsid="00033772" officeooo:paragraph-rsid="00038d88"/>
    </style:style>
    <style:style style:name="P5" style:family="paragraph" style:parent-style-name="Text_20_body" style:list-style-name="L2">
      <style:text-properties officeooo:rsid="00033772" officeooo:paragraph-rsid="00033772"/>
    </style:style>
    <style:style style:name="P6" style:family="paragraph" style:parent-style-name="Text_20_body" style:list-style-name="L3">
      <style:text-properties officeooo:rsid="00033772" officeooo:paragraph-rsid="00033772"/>
    </style:style>
    <style:style style:name="P7" style:family="paragraph" style:parent-style-name="Text_20_body" style:list-style-name="L7">
      <style:text-properties officeooo:rsid="00033772" officeooo:paragraph-rsid="00038d88"/>
    </style:style>
    <style:style style:name="P8" style:family="paragraph" style:parent-style-name="Text_20_body">
      <style:text-properties officeooo:rsid="00038d88" officeooo:paragraph-rsid="00038d88"/>
    </style:style>
    <style:style style:name="P9" style:family="paragraph" style:parent-style-name="Text_20_body" style:list-style-name="L4">
      <style:text-properties officeooo:rsid="00038d88" officeooo:paragraph-rsid="00038d88"/>
    </style:style>
    <style:style style:name="P10" style:family="paragraph" style:parent-style-name="Text_20_body" style:list-style-name="L5">
      <style:text-properties officeooo:rsid="00038d88" officeooo:paragraph-rsid="00038d88"/>
    </style:style>
    <style:style style:name="P11" style:family="paragraph" style:parent-style-name="Text_20_body" style:list-style-name="L6">
      <style:text-properties officeooo:rsid="00038d88" officeooo:paragraph-rsid="00038d88"/>
    </style:style>
    <style:style style:name="P12" style:family="paragraph" style:parent-style-name="Text_20_body">
      <style:text-properties officeooo:paragraph-rsid="00038d88"/>
    </style:style>
    <style:style style:name="P13" style:family="paragraph" style:parent-style-name="Text_20_body" style:list-style-name="L1">
      <style:text-properties officeooo:rsid="0003b6c4" officeooo:paragraph-rsid="0003b6c4"/>
    </style:style>
    <style:style style:name="P14" style:family="paragraph" style:parent-style-name="Text_20_body">
      <style:text-properties officeooo:rsid="00043d81" officeooo:paragraph-rsid="00043d81"/>
    </style:style>
    <style:style style:name="P15" style:family="paragraph" style:parent-style-name="Text_20_body" style:list-style-name="L8">
      <style:text-properties officeooo:rsid="00043d81" officeooo:paragraph-rsid="00043d81"/>
    </style:style>
    <style:style style:name="T1" style:family="text">
      <style:text-properties officeooo:rsid="00033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traintes</text:p>
      <text:h text:style-name="P1" text:outline-level="1">Statiques</text:h>
      <text:p text:style-name="P2">Utilisateur / Amis</text:p>
      <text:p text:style-name="P2">ID : Amis et utilisateur unique</text:p>
      <text:p text:style-name="P2">Utilisateur :</text:p>
      <text:list xml:id="list3958655777" text:style-name="L1">
        <text:list-item>
          <text:p text:style-name="P3">ID unique </text:p>
        </text:list-item>
        <text:list-item>
          <text:p text:style-name="P3">Mail unique </text:p>
        </text:list-item>
        <text:list-item>
          <text:p text:style-name="P3">ID, Mail Unique </text:p>
        </text:list-item>
        <text:list-item>
          <text:p text:style-name="P4">username unique</text:p>
        </text:list-item>
        <text:list-item>
          <text:p text:style-name="P13">password contient un minimum de 8 caractères</text:p>
        </text:list-item>
      </text:list>
      <text:p text:style-name="P8"/>
      <text:p text:style-name="P12"><text:span text:style-name="T1">Trophée:</text:span></text:p>
      <text:list xml:id="list3856757127" text:style-name="L5">
        <text:list-item>
          <text:p text:style-name="P10">difficulte unique par trophée</text:p>
        </text:list-item>
        <text:list-item>
          <text:p text:style-name="P10">description unique</text:p>
        </text:list-item>
      </text:list>
      <text:p text:style-name="P8">Difficulté : </text:p>
      <text:list xml:id="list872516588" text:style-name="L6">
        <text:list-item>
          <text:p text:style-name="P11">difficulté + nom <text:s/>unique</text:p>
        </text:list-item>
      </text:list>
      <text:p text:style-name="P8"/>
      <text:h text:style-name="Heading_20_1" text:outline-level="1">Dynamiques</text:h>
      <text:p text:style-name="P14">Utilisateur:</text:p>
      <text:list xml:id="list3117491586" text:style-name="L8">
        <text:list-item>
          <text:p text:style-name="P15">trigger : le jours de l’inscription , avant insertion donner la date courante.</text:p>
        </text:list-item>
      </text:list>
      <text:p text:style-name="P2">Achete_Case: </text:p>
      <text:list xml:id="list1807531731" text:style-name="L2">
        <text:list-item>
          <text:p text:style-name="P5">suppresion élément datant plus qu’un mois</text:p>
        </text:list-item>
      </text:list>
      <text:p text:style-name="P2">Utilise_Pion : </text:p>
      <text:list xml:id="list3285759180" text:style-name="L3">
        <text:list-item>
          <text:p text:style-name="P6">suppresion élément datant plus qu’un mois</text:p>
        </text:list-item>
      </text:list>
      <text:p text:style-name="P8">Amis:</text:p>
      <text:list xml:id="list2248391381" text:style-name="L4">
        <text:list-item>
          <text:p text:style-name="P9">deux couples dans tables amis ne peuvent pas être egeaux peut importe l’ordre des identifiant des utilisateurs</text:p>
        </text:list-item>
      </text:list>
      <text:p text:style-name="P8">Opposition:</text:p>
      <text:list xml:id="list1207955351" text:style-name="L7">
        <text:list-item>
          <text:p text:style-name="P7">suppresion élément datant plus qu’un mois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0:46:35.391494173</meta:creation-date>
    <dc:date>2021-02-03T11:16:01.503289411</dc:date>
    <meta:editing-duration>PT7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6" meta:word-count="110" meta:character-count="661" meta:non-whitespace-character-count="583"/>
  </office:meta>
</office:document-meta>
</file>